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P30" style:family="paragraph" style:parent-style-name="Standard">
      <style:paragraph-properties fo:break-before="auto" fo:text-indent="1.27cm" fo:line-height="115%" style:writing-mode="lr-tb"/>
    </style:style>
    <style:style style:name="T30_1" style:family="text">
      <style:text-properties fo:color="#ff0000"/>
    </style:style>
    <style:style style:name="T30_2" style:family="text">
      <style:text-properties fo:color="#ff0000"/>
    </style:style>
    <style:style style:name="T30_3" style:family="text">
      <style:text-properties fo:color="#ff0000"/>
    </style:style>
    <style:style style:name="P31" style:family="paragraph" style:parent-style-name="Standard">
      <style:paragraph-properties fo:break-before="auto" fo:line-height="115%" fo:margin-right="0cm" style:writing-mode="lr-tb"/>
    </style:style>
    <style:style style:name="T31_1" style:family="text">
      <style:text-properties fo:color="#ff0000"/>
    </style:style>
    <style:style style:name="T31_2" style:family="text">
      <style:text-properties fo:color="#ff0000"/>
    </style:style>
    <style:style style:name="T31_3" style:family="text">
      <style:text-properties fo:color="#ff0000"/>
    </style:style>
    <style:style style:name="T31_4" style:family="text">
      <style:text-properties fo:color="#ff0000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text-indent="1.27cm" fo:line-height="115%" style:writing-mode="lr-tb"/>
    </style:style>
    <style:style style:name="T53_1" style:family="text">
      <style:text-properties fo:color="#ff0000"/>
    </style:style>
    <style:style style:name="T53_2" style:family="text">
      <style:text-properties fo:color="#ff0000"/>
    </style:style>
    <style:style style:name="T53_3" style:family="text">
      <style:text-properties fo:color="#ff0000"/>
    </style:style>
    <style:style style:name="T53_4" style:family="text">
      <style:text-properties fo:color="#ff0000"/>
    </style:style>
    <style:style style:name="T53_5" style:family="text">
      <style:text-properties fo:color="#ff0000"/>
    </style:style>
    <style:style style:name="T53_6" style:family="text">
      <style:text-properties fo:color="#ff0000"/>
    </style:style>
    <style:style style:name="T53_7" style:family="text">
      <style:text-properties fo:color="#ff0000"/>
    </style:style>
    <style:style style:name="T53_8" style:family="text">
      <style:text-properties fo:color="#ff0000"/>
    </style:style>
    <style:style style:name="T53_9" style:family="text">
      <style:text-properties fo:color="#ff0000"/>
    </style:style>
    <style:style style:name="T53_10" style:family="text">
      <style:text-properties fo:color="#ff0000"/>
    </style:style>
    <style:style style:name="T53_11" style:family="text">
      <style:text-properties fo:color="#ff0000"/>
    </style:style>
    <style:style style:name="T53_12" style:family="text">
      <style:text-properties fo:color="#ff0000"/>
    </style:style>
    <style:style style:name="T53_13" style:family="text">
      <style:text-properties fo:color="#ff0000"/>
    </style:style>
    <style:style style:name="T53_14" style:family="text">
      <style:text-properties fo:color="#ff0000"/>
    </style:style>
    <style:style style:name="T53_15" style:family="text">
      <style:text-properties fo:color="#ff0000"/>
    </style:style>
    <style:style style:name="T53_16" style:family="text">
      <style:text-properties fo:color="#ff0000"/>
    </style:style>
    <style:style style:name="T53_17" style:family="text">
      <style:text-properties fo:color="#ff0000"/>
    </style:style>
    <style:style style:name="T53_18" style:family="text">
      <style:text-properties fo:color="#ff0000"/>
    </style:style>
    <style:style style:name="T53_19" style:family="text">
      <style:text-properties fo:color="#ff0000"/>
    </style:style>
    <style:style style:name="T53_20" style:family="text">
      <style:text-properties fo:color="#ff0000"/>
    </style:style>
    <style:style style:name="T53_21" style:family="text">
      <style:text-properties fo:color="#ff0000"/>
    </style:style>
    <style:style style:name="T53_22" style:family="text">
      <style:text-properties fo:color="#ff0000"/>
    </style:style>
    <style:style style:name="T53_23" style:family="text">
      <style:text-properties fo:color="#ff0000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color="#ff0000"/>
    </style:style>
    <style:style style:name="T54_2" style:family="text">
      <style:text-properties fo:color="#ff0000"/>
    </style:style>
    <style:style style:name="T54_3" style:family="text">
      <style:text-properties fo:color="#ff0000"/>
    </style:style>
    <style:style style:name="T54_4" style:family="text">
      <style:text-properties fo:color="#ff0000"/>
    </style:style>
    <style:style style:name="T54_5" style:family="text">
      <style:text-properties fo:color="#ff0000"/>
    </style:style>
    <style:style style:name="T54_6" style:family="text">
      <style:text-properties fo:color="#ff0000"/>
    </style:style>
    <style:style style:name="T54_7" style:family="text">
      <style:text-properties fo:color="#ff0000"/>
    </style:style>
    <style:style style:name="T54_8" style:family="text">
      <style:text-properties fo:color="#ff0000"/>
    </style:style>
    <style:style style:name="T54_9" style:family="text">
      <style:text-properties fo:color="#ff0000"/>
    </style:style>
    <style:style style:name="T54_10" style:family="text">
      <style:text-properties fo:color="#ff0000"/>
    </style:style>
    <style:style style:name="T54_11" style:family="text">
      <style:text-properties fo:color="#ff0000"/>
    </style:style>
    <style:style style:name="T54_12" style:family="text">
      <style:text-properties fo:color="#ff0000"/>
    </style:style>
    <style:style style:name="T54_13" style:family="text">
      <style:text-properties fo:color="#ff0000"/>
    </style:style>
    <style:style style:name="T54_14" style:family="text">
      <style:text-properties fo:color="#ff0000"/>
    </style:style>
    <style:style style:name="T54_15" style:family="text">
      <style:text-properties fo:color="#ff0000"/>
    </style:style>
    <style:style style:name="T54_16" style:family="text">
      <style:text-properties fo:color="#ff0000"/>
    </style:style>
    <style:style style:name="T54_17" style:family="text">
      <style:text-properties fo:color="#ff0000"/>
    </style:style>
    <style:style style:name="T54_18" style:family="text">
      <style:text-properties fo:color="#ff0000"/>
    </style:style>
    <style:style style:name="T54_19" style:family="text">
      <style:text-properties fo:color="#ff0000"/>
    </style:style>
    <style:style style:name="T54_20" style:family="text">
      <style:text-properties fo:color="#ff0000"/>
    </style:style>
    <style:style style:name="T54_21" style:family="text">
      <style:text-properties fo:color="#ff0000"/>
    </style:style>
    <style:style style:name="T54_22" style:family="text">
      <style:text-properties fo:color="#ff0000"/>
    </style:style>
    <style:style style:name="T54_23" style:family="text">
      <style:text-properties fo:color="#ff0000"/>
    </style:style>
    <style:style style:name="P55" style:family="paragraph" style:parent-style-name="Standard">
      <style:paragraph-properties fo:break-before="auto" fo:line-height="115%" style:writing-mode="lr-tb"/>
      <style:text-properties fo:color="#ff0000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>
      <style:text-properties fo:color="#ff0000"/>
    </style:style>
    <style:style style:name="T59_3" style:family="text">
      <style:text-properties fo:color="#ff0000"/>
    </style:style>
    <style:style style:name="T59_4" style:family="text">
      <style:text-properties fo:color="#ff0000"/>
    </style:style>
    <style:style style:name="T59_5" style:family="text">
      <style:text-properties fo:color="#ff0000"/>
    </style:style>
    <style:style style:name="T59_6" style:family="text">
      <style:text-properties fo:color="#ff0000"/>
    </style:style>
    <style:style style:name="T59_7" style:family="text">
      <style:text-properties fo:color="#ff0000"/>
    </style:style>
    <style:style style:name="T59_8" style:family="text">
      <style:text-properties fo:color="#ff0000"/>
    </style:style>
    <style:style style:name="T59_9" style:family="text">
      <style:text-properties fo:color="#ff0000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</office:automatic-styles>
  <office:body>
    <office:text>
      <text:p text:style-name="P1"><text:span text:style-name="T1_1">change</text:span><text:span text:style-name="T1_2"><text:s/></text:span><text:span text:style-name="T1_3">all</text:span><text:span text:style-name="T1_4"><text:s/></text:span><text:span text:style-name="T1_5">settings</text:span><text:span text:style-name="T1_6"><text:s/></text:span><text:span text:style-name="T1_7">to</text:span><text:span text:style-name="T1_8"><text:s/></text:span><text:span text:style-name="T1_9">your</text:span><text:span text:style-name="T1_10"><text:s/></text:span><text:span text:style-name="T1_11">like</text:span></text:p>
      <text:p text:style-name="P2"><text:span text:style-name="T2_1">#<text:s/></text:span><text:span text:style-name="T2_2">sudo</text:span><text:span text:style-name="T2_3"><text:s/></text:span><text:span text:style-name="T2_4">raspi</text:span><text:span text:style-name="T2_5">-</text:span><text:span text:style-name="T2_6">config</text:span></text:p>
      <text:p text:style-name="P3"><text:span text:style-name="T3_1">will</text:span><text:span text:style-name="T3_2"><text:s/></text:span><text:span text:style-name="T3_3">probably</text:span><text:span text:style-name="T3_4"><text:s/></text:span><text:span text:style-name="T3_5">demand</text:span><text:span text:style-name="T3_6"><text:s/></text:span><text:span text:style-name="T3_7">a</text:span><text:span text:style-name="T3_8"><text:s/></text:span><text:span text:style-name="T3_9">reboot</text:span></text:p>
      <text:p text:style-name="P4"/>
      <text:p text:style-name="P5"><text:span text:style-name="T5_1">create</text:span><text:span text:style-name="T5_2"><text:s/></text:span><text:span text:style-name="T5_3">password</text:span><text:span text:style-name="T5_4"><text:s/></text:span><text:span text:style-name="T5_5">for</text:span><text:span text:style-name="T5_6"><text:s/></text:span><text:span text:style-name="T5_7">root</text:span></text:p>
      <text:p text:style-name="P6"><text:span text:style-name="T6_1">#<text:s/></text:span><text:span text:style-name="T6_2">sudo</text:span><text:span text:style-name="T6_3"><text:s/></text:span><text:span text:style-name="T6_4">su</text:span></text:p>
      <text:p text:style-name="P7"><text:span text:style-name="T7_1">#<text:s/></text:span><text:span text:style-name="T7_2">passwd</text:span></text:p>
      <text:p text:style-name="P8"><text:span text:style-name="T8_1">#<text:s/></text:span><text:span text:style-name="T8_2">exit</text:span></text:p>
      <text:p text:style-name="P9"/>
      <text:p text:style-name="P10"><text:span text:style-name="T10_1">log</text:span><text:span text:style-name="T10_2"><text:s/></text:span><text:span text:style-name="T10_3">in</text:span><text:span text:style-name="T10_4"><text:s/></text:span><text:span text:style-name="T10_5">root</text:span></text:p>
      <text:p text:style-name="P11"/>
      <text:p text:style-name="P12"><text:span text:style-name="T12_1">update</text:span><text:span text:style-name="T12_2">,<text:s/></text:span><text:span text:style-name="T12_3">and</text:span><text:span text:style-name="T12_4"><text:s/></text:span><text:span text:style-name="T12_5">install</text:span><text:span text:style-name="T12_6"><text:s/></text:span><text:span text:style-name="T12_7">screen</text:span></text:p>
      <text:p text:style-name="P13"><text:span text:style-name="T13_1">#<text:s/></text:span><text:span text:style-name="T13_2">apt</text:span><text:span text:style-name="T13_3">-</text:span><text:span text:style-name="T13_4">get</text:span><text:span text:style-name="T13_5"><text:s/></text:span><text:span text:style-name="T13_6">update</text:span><text:span text:style-name="T13_7"><text:s/>&amp;&amp;<text:s/></text:span><text:span text:style-name="T13_8">apt</text:span><text:span text:style-name="T13_9">-</text:span><text:span text:style-name="T13_10">get</text:span><text:span text:style-name="T13_11"><text:s/></text:span><text:span text:style-name="T13_12">install</text:span><text:span text:style-name="T13_13"><text:s/></text:span><text:span text:style-name="T13_14">screen</text:span></text:p>
      <text:p text:style-name="P14"/>
      <text:p text:style-name="P15"><text:span text:style-name="T15_1">start</text:span><text:span text:style-name="T15_2"><text:s/></text:span><text:span text:style-name="T15_3">screen</text:span><text:span text:style-name="T15_4">-</text:span><text:span text:style-name="T15_5">session</text:span></text:p>
      <text:p text:style-name="P16"><text:span text:style-name="T16_1">#<text:s/></text:span><text:span text:style-name="T16_2">screen</text:span><text:span text:style-name="T16_3"><text:s/>-</text:span><text:span text:style-name="T16_4">R</text:span><text:span text:style-name="T16_5"><text:s/></text:span><text:span text:style-name="T16_6">misc</text:span></text:p>
      <text:p text:style-name="P17"/>
      <text:p text:style-name="P18"><text:span text:style-name="T18_1">install</text:span><text:span text:style-name="T18_2"><text:s/></text:span><text:span text:style-name="T18_3">LAMP</text:span></text:p>
      <text:p text:style-name="P19"><text:span text:style-name="T19_1">#<text:s/></text:span><text:span text:style-name="T19_2">apt</text:span><text:span text:style-name="T19_3">-</text:span><text:span text:style-name="T19_4">get</text:span><text:span text:style-name="T19_5"><text:s/></text:span><text:span text:style-name="T19_6">install</text:span><text:span text:style-name="T19_7"><text:s/></text:span><text:span text:style-name="T19_8">apache</text:span><text:span text:style-name="T19_9">2<text:s/></text:span><text:span text:style-name="T19_10">mysql</text:span><text:span text:style-name="T19_11">-</text:span><text:span text:style-name="T19_12">server</text:span><text:span text:style-name="T19_13"><text:s/></text:span><text:span text:style-name="T19_14">php</text:span><text:span text:style-name="T19_15">5<text:s/></text:span><text:span text:style-name="T19_16">php</text:span><text:span text:style-name="T19_17">5-</text:span><text:span text:style-name="T19_18">mysql</text:span></text:p>
      <text:p text:style-name="P20"><text:span text:style-name="T20_1">install</text:span><text:span text:style-name="T20_2"><text:s/></text:span><text:span text:style-name="T20_3">other</text:span><text:span text:style-name="T20_4"><text:s/></text:span><text:span text:style-name="T20_5">useful</text:span><text:span text:style-name="T20_6"><text:s/></text:span><text:span text:style-name="T20_7">tools</text:span></text:p>
      <text:p text:style-name="P21"><text:span text:style-name="T21_1">#<text:s/></text:span><text:span text:style-name="T21_2">apt</text:span><text:span text:style-name="T21_3">-</text:span><text:span text:style-name="T21_4">get</text:span><text:span text:style-name="T21_5"><text:s/></text:span><text:span text:style-name="T21_6">install</text:span><text:span text:style-name="T21_7"><text:s text:c="2"/></text:span><text:span text:style-name="T21_8">rsync</text:span><text:span text:style-name="T21_9"><text:s/></text:span><text:span text:style-name="T21_10">emacs</text:span><text:span text:style-name="T21_11"><text:s/></text:span><text:span text:style-name="T21_12">php</text:span><text:span text:style-name="T21_13">-</text:span><text:span text:style-name="T21_14">elisp</text:span><text:span text:style-name="T21_15"><text:s/></text:span><text:span text:style-name="T21_16">phpmyadmin</text:span></text:p>
      <text:p text:style-name="P22"/>
      <text:p text:style-name="P23"><text:span text:style-name="T23_1">load</text:span><text:span text:style-name="T23_2"><text:s/></text:span><text:span text:style-name="T23_3">modules</text:span><text:span text:style-name="T23_4"><text:s/></text:span><text:span text:style-name="T23_5">for</text:span><text:span text:style-name="T23_6"><text:s/>1-</text:span><text:span text:style-name="T23_7">wire</text:span></text:p>
      <text:p text:style-name="P24"><text:span text:style-name="T24_1">#<text:s/></text:span><text:span text:style-name="T24_2">modprobe</text:span><text:span text:style-name="T24_3"><text:s/></text:span><text:span text:style-name="T24_4">w</text:span><text:span text:style-name="T24_5">1-</text:span><text:span text:style-name="T24_6">gpio</text:span></text:p>
      <text:p text:style-name="P25"><text:span text:style-name="T25_1">#<text:s/></text:span><text:span text:style-name="T25_2">modprobe</text:span><text:span text:style-name="T25_3"><text:s/></text:span><text:span text:style-name="T25_4">w</text:span><text:span text:style-name="T25_5">1-</text:span><text:span text:style-name="T25_6">therm</text:span></text:p>
      <text:p text:style-name="P26"/>
      <text:p text:style-name="P27"><text:span text:style-name="T27_1">add</text:span><text:span text:style-name="T27_2"><text:s/></text:span><text:span text:style-name="T27_3">modules</text:span><text:span text:style-name="T27_4"><text:s/></text:span><text:span text:style-name="T27_5">for</text:span><text:span text:style-name="T27_6"><text:s/></text:span><text:span text:style-name="T27_7">loading</text:span><text:span text:style-name="T27_8"><text:s/></text:span><text:span text:style-name="T27_9">at</text:span><text:span text:style-name="T27_10"><text:s/></text:span><text:span text:style-name="T27_11">boot</text:span></text:p>
      <text:p text:style-name="P28"><text:span text:style-name="T28_1">#<text:s/></text:span><text:span text:style-name="T28_2">emacs</text:span><text:span text:style-name="T28_3"><text:s/>/</text:span><text:span text:style-name="T28_4">etc</text:span><text:span text:style-name="T28_5">/</text:span><text:span text:style-name="T28_6">modules</text:span></text:p>
      <text:p text:style-name="P29"><text:span text:style-name="T29_1"><text:tab/></text:span><text:span text:style-name="T29_2">add</text:span></text:p>
      <text:p text:style-name="P30"><text:span text:style-name="T30_1">w</text:span><text:span text:style-name="T30_2">1-</text:span><text:span text:style-name="T30_3">gpio</text:span></text:p>
      <text:p text:style-name="P31"><text:span text:style-name="T31_1"><text:tab/></text:span><text:span text:style-name="T31_2">w</text:span><text:span text:style-name="T31_3">1-</text:span><text:span text:style-name="T31_4">therm</text:span></text:p>
      <text:p text:style-name="P32"/>
      <text:p text:style-name="P33"><text:span text:style-name="T33_1">add</text:span><text:span text:style-name="T33_2"><text:s/></text:span><text:span text:style-name="T33_3">files</text:span><text:span text:style-name="T33_4"><text:s/></text:span><text:span text:style-name="T33_5">in</text:span><text:span text:style-name="T33_6"><text:s/></text:span><text:span text:style-name="T33_7">web</text:span><text:span text:style-name="T33_8"><text:s/></text:span><text:span text:style-name="T33_9">root</text:span></text:p>
      <text:p text:style-name="P34"/>
      <text:p text:style-name="P35"><text:span text:style-name="T35_1"><text:tab/></text:span><text:span text:style-name="T35_2">at</text:span><text:span text:style-name="T35_3"><text:s/></text:span><text:span text:style-name="T35_4">another</text:span><text:span text:style-name="T35_5"><text:s/></text:span><text:span text:style-name="T35_6">computer</text:span></text:p>
      <text:p text:style-name="P36"><text:span text:style-name="T36_1"><text:tab/>#<text:s/></text:span><text:span text:style-name="T36_2">google</text:span><text:span text:style-name="T36_3">-</text:span><text:span text:style-name="T36_4">drive</text:span><text:span text:style-name="T36_5">.</text:span><text:span text:style-name="T36_6">mount</text:span></text:p>
      <text:p text:style-name="P37"><text:span text:style-name="T37_1"><text:tab/>#<text:s/></text:span><text:span text:style-name="T37_2">rsync</text:span><text:span text:style-name="T37_3"><text:s/>-</text:span><text:span text:style-name="T37_4">azvr</text:span><text:span text:style-name="T37_5"><text:s/>--</text:span><text:span text:style-name="T37_6">progress</text:span><text:span text:style-name="T37_7"><text:s/></text:span><text:span text:style-name="T37_8">googledrive</text:span><text:span text:style-name="T37_9">/</text:span><text:span text:style-name="T37_10">RaspberryPi</text:span><text:span text:style-name="T37_11">/</text:span><text:span text:style-name="T37_12">jsPowerTempLog</text:span><text:span text:style-name="T37_13">-</text:span><text:span text:style-name="T37_14">xxxxxx</text:span><text:span text:style-name="T37_15"><text:s/></text:span><text:span text:style-name="T37_16">root</text:span><text:span text:style-name="T37_17">@</text:span><text:span text:style-name="T37_18">raspberry</text:span><text:span text:style-name="T37_19">02:/</text:span><text:span text:style-name="T37_20">var</text:span><text:span text:style-name="T37_21">/</text:span><text:span text:style-name="T37_22">www</text:span><text:span text:style-name="T37_23">/</text:span></text:p>
      <text:p text:style-name="P38"><text:span text:style-name="T38_1"><text:tab/>#<text:s/></text:span><text:span text:style-name="T38_2">google</text:span><text:span text:style-name="T38_3">-</text:span><text:span text:style-name="T38_4">drive</text:span><text:span text:style-name="T38_5">.</text:span><text:span text:style-name="T38_6">umount</text:span></text:p>
      <text:p text:style-name="P39"/>
      <text:p text:style-name="P40"><text:span text:style-name="T40_1">#<text:s/></text:span><text:span text:style-name="T40_2">mv</text:span><text:span text:style-name="T40_3"><text:s/>/</text:span><text:span text:style-name="T40_4">var</text:span><text:span text:style-name="T40_5">/</text:span><text:span text:style-name="T40_6">www</text:span><text:span text:style-name="T40_7">/</text:span><text:span text:style-name="T40_8">jsPowerTempLog</text:span><text:span text:style-name="T40_9">-</text:span><text:span text:style-name="T40_10">xxxxxx</text:span><text:span text:style-name="T40_11"><text:s/>/</text:span><text:span text:style-name="T40_12">var</text:span><text:span text:style-name="T40_13">/</text:span><text:span text:style-name="T40_14">www</text:span><text:span text:style-name="T40_15">/</text:span><text:span text:style-name="T40_16">jsPowerTempLog</text:span></text:p>
      <text:p text:style-name="P41"><text:span text:style-name="T41_1">#<text:s/></text:span><text:span text:style-name="T41_2">chown</text:span><text:span text:style-name="T41_3"><text:s/></text:span><text:span text:style-name="T41_4">www</text:span><text:span text:style-name="T41_5">-</text:span><text:span text:style-name="T41_6">data</text:span><text:span text:style-name="T41_7">:</text:span><text:span text:style-name="T41_8">www</text:span><text:span text:style-name="T41_9">-</text:span><text:span text:style-name="T41_10">data</text:span><text:span text:style-name="T41_11"><text:s/>-</text:span><text:span text:style-name="T41_12">R</text:span><text:span text:style-name="T41_13"><text:s/>/</text:span><text:span text:style-name="T41_14">var</text:span><text:span text:style-name="T41_15">/</text:span><text:span text:style-name="T41_16">www</text:span></text:p>
      <text:p text:style-name="P42"/>
      <text:p text:style-name="P43"><text:span text:style-name="T43_1">change</text:span><text:span text:style-name="T43_2"><text:s/></text:span><text:span text:style-name="T43_3">dir</text:span></text:p>
      <text:p text:style-name="P44"><text:span text:style-name="T44_1">#<text:s/></text:span><text:span text:style-name="T44_2">cd</text:span><text:span text:style-name="T44_3"><text:s/>/</text:span><text:span text:style-name="T44_4">var</text:span><text:span text:style-name="T44_5">/</text:span><text:span text:style-name="T44_6">www</text:span><text:span text:style-name="T44_7">/</text:span><text:span text:style-name="T44_8">jsPowerTempLog</text:span><text:span text:style-name="T44_9">/</text:span><text:span text:style-name="T44_10">install</text:span></text:p>
      <text:p text:style-name="P45"/>
      <text:p text:style-name="P46"><text:span text:style-name="T46_1">set</text:span><text:span text:style-name="T46_2"><text:s/></text:span><text:span text:style-name="T46_3">up</text:span><text:span text:style-name="T46_4"><text:s/></text:span><text:span text:style-name="T46_5">database</text:span></text:p>
      <text:p text:style-name="P47"><text:span text:style-name="T47_1">#<text:s/></text:span><text:span text:style-name="T47_2">mysql</text:span><text:span text:style-name="T47_3"><text:s/>-</text:span><text:span text:style-name="T47_4">u</text:span><text:span text:style-name="T47_5"><text:s/></text:span><text:span text:style-name="T47_6">root</text:span><text:span text:style-name="T47_7"><text:s/>-</text:span><text:span text:style-name="T47_8">p</text:span><text:span text:style-name="T47_9"><text:s/>&lt;<text:s/></text:span><text:span text:style-name="T47_10">database</text:span><text:span text:style-name="T47_11">-</text:span><text:span text:style-name="T47_12">setup</text:span><text:span text:style-name="T47_13">.</text:span><text:span text:style-name="T47_14">sql</text:span></text:p>
      <text:p text:style-name="P48"><text:span text:style-name="T48_1">#<text:s/></text:span><text:span text:style-name="T48_2">mysql</text:span><text:span text:style-name="T48_3"><text:s/>-</text:span><text:span text:style-name="T48_4">u</text:span><text:span text:style-name="T48_5"><text:s/></text:span><text:span text:style-name="T48_6">root</text:span><text:span text:style-name="T48_7"><text:s/>-</text:span><text:span text:style-name="T48_8">p</text:span><text:span text:style-name="T48_9"><text:s/></text:span><text:span text:style-name="T48_10">powerTempLog</text:span><text:span text:style-name="T48_11"><text:s/>&lt;<text:s/></text:span><text:span text:style-name="T48_12">tables</text:span><text:span text:style-name="T48_13">-</text:span><text:span text:style-name="T48_14">setup</text:span><text:span text:style-name="T48_15">.</text:span><text:span text:style-name="T48_16">sql</text:span></text:p>
      <text:p text:style-name="P49"/>
      <text:p text:style-name="P50"><text:span text:style-name="T50_1">add</text:span><text:span text:style-name="T50_2"><text:s/></text:span><text:span text:style-name="T50_3">cron</text:span><text:span text:style-name="T50_4"><text:s/></text:span><text:span text:style-name="T50_5">jobs</text:span></text:p>
      <text:p text:style-name="P51"><text:span text:style-name="T51_1">#<text:s/></text:span><text:span text:style-name="T51_2">crontab</text:span><text:span text:style-name="T51_3"><text:s/>-</text:span><text:span text:style-name="T51_4">e</text:span></text:p>
      <text:p text:style-name="P52"><text:span text:style-name="T52_1"><text:tab/></text:span><text:span text:style-name="T52_2">add</text:span></text:p>
      <text:p text:style-name="P53"><text:span text:style-name="T53_1">*/2<text:s/>*<text:s/>*<text:s/>*<text:s/>*<text:s/>/</text:span><text:span text:style-name="T53_2">usr</text:span><text:span text:style-name="T53_3">/</text:span><text:span text:style-name="T53_4">bin</text:span><text:span text:style-name="T53_5">/</text:span><text:span text:style-name="T53_6">php</text:span><text:span text:style-name="T53_7"><text:s/>/</text:span><text:span text:style-name="T53_8">var</text:span><text:span text:style-name="T53_9">/</text:span><text:span text:style-name="T53_10">www</text:span><text:span text:style-name="T53_11">/</text:span><text:span text:style-name="T53_12">jsPowerTempLog</text:span><text:span text:style-name="T53_13">/</text:span><text:span text:style-name="T53_14">powerPoller</text:span><text:span text:style-name="T53_15">.</text:span><text:span text:style-name="T53_16">php</text:span><text:span text:style-name="T53_17"><text:s/>0<text:s/>1<text:s/></text:span><text:span text:style-name="T53_18">cron</text:span><text:span text:style-name="T53_19"><text:s/>&gt;<text:s/>/</text:span><text:span text:style-name="T53_20">dev</text:span><text:span text:style-name="T53_21">/</text:span><text:span text:style-name="T53_22">null</text:span><text:span text:style-name="T53_23"><text:s/>2&gt;&amp;1</text:span></text:p>
      <text:p text:style-name="P54"><text:span text:style-name="T54_1"><text:tab/>*/2<text:s/>*<text:s/>*<text:s/>*<text:s/>*<text:s/>/</text:span><text:span text:style-name="T54_2">usr</text:span><text:span text:style-name="T54_3">/</text:span><text:span text:style-name="T54_4">bin</text:span><text:span text:style-name="T54_5">/</text:span><text:span text:style-name="T54_6">php</text:span><text:span text:style-name="T54_7"><text:s/>/</text:span><text:span text:style-name="T54_8">var</text:span><text:span text:style-name="T54_9">/</text:span><text:span text:style-name="T54_10">www</text:span><text:span text:style-name="T54_11">/</text:span><text:span text:style-name="T54_12">jsPowerTempLog</text:span><text:span text:style-name="T54_13">/</text:span><text:span text:style-name="T54_14">tempPoller</text:span><text:span text:style-name="T54_15">.</text:span><text:span text:style-name="T54_16">php</text:span><text:span text:style-name="T54_17"><text:s/>0<text:s/>1<text:s/></text:span><text:span text:style-name="T54_18">cron</text:span><text:span text:style-name="T54_19"><text:s/>&gt;<text:s/>/</text:span><text:span text:style-name="T54_20">dev</text:span><text:span text:style-name="T54_21">/</text:span><text:span text:style-name="T54_22">null</text:span><text:span text:style-name="T54_23"><text:s/>2&gt;&amp;1</text:span></text:p>
      <text:p text:style-name="P55"/>
      <text:p text:style-name="P56"><text:span text:style-name="T56_1">add</text:span><text:span text:style-name="T56_2"><text:s/></text:span><text:span text:style-name="T56_3">some</text:span><text:span text:style-name="T56_4"><text:s/></text:span><text:span text:style-name="T56_5">nifty</text:span><text:span text:style-name="T56_6"><text:s/></text:span><text:span text:style-name="T56_7">things</text:span><text:span text:style-name="T56_8"><text:s/></text:span><text:span text:style-name="T56_9">to</text:span><text:span text:style-name="T56_10"><text:s/>.</text:span><text:span text:style-name="T56_11">bashrc</text:span></text:p>
      <text:p text:style-name="P57"><text:span text:style-name="T57_1">#<text:s/></text:span><text:span text:style-name="T57_2">emacs</text:span><text:span text:style-name="T57_3"><text:s/>~/.</text:span><text:span text:style-name="T57_4">bashrc</text:span></text:p>
      <text:p text:style-name="P58"><text:span text:style-name="T58_1"><text:tab/></text:span><text:span text:style-name="T58_2">add</text:span></text:p>
      <text:p text:style-name="P59"><text:span text:style-name="T59_1"><text:tab/></text:span><text:span text:style-name="T59_2">alias</text:span><text:span text:style-name="T59_3"><text:s/></text:span><text:span text:style-name="T59_4">list</text:span><text:span text:style-name="T59_5">='</text:span><text:span text:style-name="T59_6">ls</text:span><text:span text:style-name="T59_7"><text:s/>-</text:span><text:span text:style-name="T59_8">alFh</text:span><text:span text:style-name="T59_9">'</text:span></text:p>
      <text:p text:style-name="P60"/>
      <text:p text:style-name="P61"><text:span text:style-name="T61_1">set</text:span><text:span text:style-name="T61_2"><text:s/></text:span><text:span text:style-name="T61_3">parameters</text:span><text:span text:style-name="T61_4"><text:s/></text:span><text:span text:style-name="T61_5">for</text:span><text:span text:style-name="T61_6"><text:s/></text:span><text:span text:style-name="T61_7">serial</text:span><text:span text:style-name="T61_8">-</text:span><text:span text:style-name="T61_9">USB</text:span><text:span text:style-name="T61_10"><text:s/></text:span><text:span text:style-name="T61_11">connection</text:span></text:p>
      <text:p text:style-name="P62"><text:span text:style-name="T62_1">#<text:s/></text:span><text:span text:style-name="T62_2">stty</text:span><text:span text:style-name="T62_3"><text:s/>-</text:span><text:span text:style-name="T62_4">F</text:span><text:span text:style-name="T62_5"><text:s/>/</text:span><text:span text:style-name="T62_6">dev</text:span><text:span text:style-name="T62_7">/</text:span><text:span text:style-name="T62_8">ttyUSB</text:span><text:span text:style-name="T62_9">0<text:s/></text:span><text:span text:style-name="T62_10">cs</text:span><text:span text:style-name="T62_11">8<text:s/>9600<text:s/></text:span><text:span text:style-name="T62_12">ignbrk</text:span><text:span text:style-name="T62_13"><text:s/>-</text:span><text:span text:style-name="T62_14">brkint</text:span><text:span text:style-name="T62_15"><text:s/>-</text:span><text:span text:style-name="T62_16">icrnl</text:span><text:span text:style-name="T62_17"><text:s/>-</text:span><text:span text:style-name="T62_18">imaxbel</text:span><text:span text:style-name="T62_19"><text:s/>-</text:span><text:span text:style-name="T62_20">opost</text:span><text:span text:style-name="T62_21"><text:s/>-</text:span><text:span text:style-name="T62_22">onlcr</text:span><text:span text:style-name="T62_23"><text:s/>-</text:span><text:span text:style-name="T62_24">isig</text:span><text:span text:style-name="T62_25"><text:s/>-</text:span><text:span text:style-name="T62_26">icanon</text:span><text:span text:style-name="T62_27"><text:s/>-</text:span><text:span text:style-name="T62_28">iexten</text:span><text:span text:style-name="T62_29"><text:s/>-</text:span><text:span text:style-name="T62_30">echo</text:span><text:span text:style-name="T62_31"><text:s/>-</text:span><text:span text:style-name="T62_32">echoe</text:span><text:span text:style-name="T62_33"><text:s/>-</text:span><text:span text:style-name="T62_34">echok</text:span><text:span text:style-name="T62_35"><text:s/>-</text:span><text:span text:style-name="T62_36">echoctl</text:span><text:span text:style-name="T62_37"><text:s/>-</text:span><text:span text:style-name="T62_38">echoke</text:span><text:span text:style-name="T62_39"><text:s/></text:span><text:span text:style-name="T62_40">noflsh</text:span><text:span text:style-name="T62_41"><text:s/>-</text:span><text:span text:style-name="T62_42">ixon</text:span><text:span text:style-name="T62_43"><text:s/>-</text:span><text:span text:style-name="T62_44">crtscts</text:span></text:p>
      <text:p text:style-name="P63"/>
      <text:p text:style-name="P64"><text:span text:style-name="T64_1">add</text:span><text:span text:style-name="T64_2"><text:s/></text:span><text:span text:style-name="T64_3">www</text:span><text:span text:style-name="T64_4">-</text:span><text:span text:style-name="T64_5">data</text:span><text:span text:style-name="T64_6"><text:s/></text:span><text:span text:style-name="T64_7">to</text:span><text:span text:style-name="T64_8"><text:s/></text:span><text:span text:style-name="T64_9">dialout</text:span><text:span text:style-name="T64_10"><text:s/></text:span><text:span text:style-name="T64_11">group</text:span></text:p>
      <text:p text:style-name="P65"><text:span text:style-name="T65_1">#<text:s/></text:span><text:span text:style-name="T65_2">usermod</text:span><text:span text:style-name="T65_3"><text:s/>-</text:span><text:span text:style-name="T65_4">a</text:span><text:span text:style-name="T65_5"><text:s/>-</text:span><text:span text:style-name="T65_6">G</text:span><text:span text:style-name="T65_7"><text:s/></text:span><text:span text:style-name="T65_8">dialout</text:span><text:span text:style-name="T65_9"><text:s/></text:span><text:span text:style-name="T65_10">www</text:span><text:span text:style-name="T65_11">-</text:span><text:span text:style-name="T65_12">data</text:span></text:p>
      <text:p text:style-name="P66"><text:span text:style-name="T66_1">restart</text:span><text:span text:style-name="T66_2"><text:s/></text:span><text:span text:style-name="T66_3">apache</text:span></text:p>
      <text:p text:style-name="P67"><text:span text:style-name="T67_1">#<text:s/>/</text:span><text:span text:style-name="T67_2">etc</text:span><text:span text:style-name="T67_3">/</text:span><text:span text:style-name="T67_4">init</text:span><text:span text:style-name="T67_5">.</text:span><text:span text:style-name="T67_6">d</text:span><text:span text:style-name="T67_7">/</text:span><text:span text:style-name="T67_8">apache</text:span><text:span text:style-name="T67_9">2<text:s/></text:span><text:span text:style-name="T67_10">restart</text:span></text:p>
      <text:p text:style-name="P68"/>
      <text:p text:style-name="P69"><text:span text:style-name="T69_1">to</text:span><text:span text:style-name="T69_2"><text:s/></text:span><text:span text:style-name="T69_3">backup</text:span><text:span text:style-name="T69_4"><text:s/></text:span><text:span text:style-name="T69_5">entire</text:span><text:span text:style-name="T69_6"><text:s/></text:span><text:span text:style-name="T69_7">sd</text:span><text:span text:style-name="T69_8">-</text:span><text:span text:style-name="T69_9">card</text:span></text:p>
      <text:p text:style-name="P70"><text:span text:style-name="T70_1">halt</text:span><text:span text:style-name="T70_2"><text:s/></text:span><text:span text:style-name="T70_3">raspberry</text:span></text:p>
      <text:p text:style-name="P71"><text:span text:style-name="T71_1">insert</text:span><text:span text:style-name="T71_2"><text:s/></text:span><text:span text:style-name="T71_3">sd</text:span><text:span text:style-name="T71_4"><text:s/></text:span><text:span text:style-name="T71_5">in</text:span><text:span text:style-name="T71_6"><text:s/></text:span><text:span text:style-name="T71_7">another</text:span><text:span text:style-name="T71_8"><text:s/></text:span><text:span text:style-name="T71_9">machine</text:span></text:p>
      <text:p text:style-name="P72"/>
      <text:p text:style-name="P73"><text:span text:style-name="T73_1">mount</text:span><text:span text:style-name="T73_2"><text:s/></text:span><text:span text:style-name="T73_3">the</text:span><text:span text:style-name="T73_4"><text:s/></text:span><text:span text:style-name="T73_5">sd</text:span></text:p>
      <text:p text:style-name="P74"><text:span text:style-name="T74_1">#<text:s/></text:span><text:span text:style-name="T74_2">mkdir</text:span><text:span text:style-name="T74_3"><text:s/>/</text:span><text:span text:style-name="T74_4">mnt</text:span><text:span text:style-name="T74_5">/</text:span><text:span text:style-name="T74_6">rasp</text:span></text:p>
      <text:p text:style-name="P75"><text:span text:style-name="T75_1">#<text:s/></text:span><text:span text:style-name="T75_2">mount</text:span><text:span text:style-name="T75_3"><text:s/>/</text:span><text:span text:style-name="T75_4">dev</text:span><text:span text:style-name="T75_5">/</text:span><text:span text:style-name="T75_6">sdbx</text:span><text:span text:style-name="T75_7"><text:s/>/</text:span><text:span text:style-name="T75_8">mnt</text:span><text:span text:style-name="T75_9">/</text:span><text:span text:style-name="T75_10">rasp</text:span></text:p>
      <text:p text:style-name="P76"/>
      <text:p text:style-name="P77"><text:span text:style-name="T77_1">create</text:span><text:span text:style-name="T77_2"><text:s/></text:span><text:span text:style-name="T77_3">tmp</text:span><text:span text:style-name="T77_4"><text:s/></text:span><text:span text:style-name="T77_5">dir</text:span><text:span text:style-name="T77_6"><text:s/>(</text:span><text:span text:style-name="T77_7">if</text:span><text:span text:style-name="T77_8"><text:s/></text:span><text:span text:style-name="T77_9">it</text:span><text:span text:style-name="T77_10"><text:s/></text:span><text:span text:style-name="T77_11">doesn</text:span><text:span text:style-name="T77_12">̈́’</text:span><text:span text:style-name="T77_13">t</text:span><text:span text:style-name="T77_14"><text:s/></text:span><text:span text:style-name="T77_15">exist</text:span><text:span text:style-name="T77_16">)</text:span></text:p>
      <text:p text:style-name="P78"><text:span text:style-name="T78_1">#<text:s/></text:span><text:span text:style-name="T78_2">mkdir</text:span><text:span text:style-name="T78_3"><text:s/>/</text:span><text:span text:style-name="T78_4">mnt</text:span><text:span text:style-name="T78_5">/</text:span><text:span text:style-name="T78_6">rasp</text:span><text:span text:style-name="T78_7">/</text:span><text:span text:style-name="T78_8">tmp</text:span></text:p>
      <text:p text:style-name="P79"/>
      <text:p text:style-name="P80"><text:span text:style-name="T80_1">fill</text:span><text:span text:style-name="T80_2"><text:s/></text:span><text:span text:style-name="T80_3">up</text:span><text:span text:style-name="T80_4"><text:s/></text:span><text:span text:style-name="T80_5">the</text:span><text:span text:style-name="T80_6"><text:s/></text:span><text:span text:style-name="T80_7">drive</text:span><text:span text:style-name="T80_8"><text:s/></text:span><text:span text:style-name="T80_9">with</text:span><text:span text:style-name="T80_10"><text:s/></text:span><text:span text:style-name="T80_11">zeros</text:span></text:p>
      <text:p text:style-name="P81"><text:span text:style-name="T81_1">#<text:s/></text:span><text:span text:style-name="T81_2">dd</text:span><text:span text:style-name="T81_3"><text:s/></text:span><text:span text:style-name="T81_4">if</text:span><text:span text:style-name="T81_5">=/</text:span><text:span text:style-name="T81_6">dev</text:span><text:span text:style-name="T81_7">/</text:span><text:span text:style-name="T81_8">zero</text:span><text:span text:style-name="T81_9"><text:s/></text:span><text:span text:style-name="T81_10">of</text:span><text:span text:style-name="T81_11">=/</text:span><text:span text:style-name="T81_12">mnt</text:span><text:span text:style-name="T81_13">/</text:span><text:span text:style-name="T81_14">rasp</text:span><text:span text:style-name="T81_15">/</text:span><text:span text:style-name="T81_16">tmp</text:span><text:span text:style-name="T81_17">/</text:span><text:span text:style-name="T81_18">delete</text:span><text:span text:style-name="T81_19">.</text:span><text:span text:style-name="T81_20">me</text:span><text:span text:style-name="T81_21"><text:s/></text:span><text:span text:style-name="T81_22">bs</text:span><text:span text:style-name="T81_23">=8</text:span><text:span text:style-name="T81_24">M</text:span></text:p>
      <text:p text:style-name="P82"><text:span text:style-name="T82_1">#<text:s/></text:span><text:span text:style-name="T82_2">rm</text:span><text:span text:style-name="T82_3"><text:s/>/</text:span><text:span text:style-name="T82_4">mnt</text:span><text:span text:style-name="T82_5">/</text:span><text:span text:style-name="T82_6">rasp</text:span><text:span text:style-name="T82_7">/</text:span><text:span text:style-name="T82_8">tmp</text:span><text:span text:style-name="T82_9">/</text:span><text:span text:style-name="T82_10">delete</text:span><text:span text:style-name="T82_11">.</text:span><text:span text:style-name="T82_12">me</text:span></text:p>
      <text:p text:style-name="P83"/>
      <text:p text:style-name="P84"><text:span text:style-name="T84_1">also</text:span><text:span text:style-name="T84_2"><text:s/></text:span><text:span text:style-name="T84_3">delete</text:span><text:span text:style-name="T84_4"><text:s/></text:span><text:span text:style-name="T84_5">dir</text:span><text:span text:style-name="T84_6"><text:s/></text:span><text:span text:style-name="T84_7">if</text:span><text:span text:style-name="T84_8"><text:s/></text:span><text:span text:style-name="T84_9">it</text:span><text:span text:style-name="T84_10"><text:s/></text:span><text:span text:style-name="T84_11">didn</text:span><text:span text:style-name="T84_12">’</text:span><text:span text:style-name="T84_13">t</text:span><text:span text:style-name="T84_14"><text:s/></text:span><text:span text:style-name="T84_15">exist</text:span><text:span text:style-name="T84_16"><text:s/></text:span><text:span text:style-name="T84_17">before</text:span><text:span text:style-name="T84_18"><text:s/></text:span><text:span text:style-name="T84_19">you</text:span><text:span text:style-name="T84_20"><text:s/></text:span><text:span text:style-name="T84_21">created</text:span><text:span text:style-name="T84_22"><text:s/></text:span><text:span text:style-name="T84_23">it</text:span></text:p>
      <text:p text:style-name="P85"><text:span text:style-name="T85_1">#<text:s/></text:span><text:span text:style-name="T85_2">rmdir</text:span><text:span text:style-name="T85_3"><text:s/>/</text:span><text:span text:style-name="T85_4">mnt</text:span><text:span text:style-name="T85_5">/</text:span><text:span text:style-name="T85_6">rasp</text:span><text:span text:style-name="T85_7">/</text:span><text:span text:style-name="T85_8">tmp</text:span></text:p>
      <text:p text:style-name="P86"/>
      <text:p text:style-name="P87"><text:span text:style-name="T87_1">unmount</text:span><text:span text:style-name="T87_2"><text:s/></text:span><text:span text:style-name="T87_3">the</text:span><text:span text:style-name="T87_4"><text:s/></text:span><text:span text:style-name="T87_5">sd</text:span><text:span text:style-name="T87_6"><text:s/></text:span><text:span text:style-name="T87_7">card</text:span></text:p>
      <text:p text:style-name="P88"><text:span text:style-name="T88_1">#<text:s/></text:span><text:span text:style-name="T88_2">umount</text:span><text:span text:style-name="T88_3"><text:s/>/</text:span><text:span text:style-name="T88_4">mnt</text:span><text:span text:style-name="T88_5">/</text:span><text:span text:style-name="T88_6">rasp</text:span></text:p>
      <text:p text:style-name="P89"/>
      <text:p text:style-name="P90"><text:span text:style-name="T90_1">do</text:span><text:span text:style-name="T90_2"><text:s/></text:span><text:span text:style-name="T90_3">the</text:span><text:span text:style-name="T90_4"><text:s/></text:span><text:span text:style-name="T90_5">same</text:span><text:span text:style-name="T90_6"><text:s/></text:span><text:span text:style-name="T90_7">for</text:span><text:span text:style-name="T90_8"><text:s/></text:span><text:span text:style-name="T90_9">the</text:span><text:span text:style-name="T90_10"><text:s/></text:span><text:span text:style-name="T90_11">other</text:span><text:span text:style-name="T90_12"><text:s/></text:span><text:span text:style-name="T90_13">partition</text:span><text:span text:style-name="T90_14"><text:s/></text:span><text:span text:style-name="T90_15">on</text:span><text:span text:style-name="T90_16"><text:s/></text:span><text:span text:style-name="T90_17">the</text:span><text:span text:style-name="T90_18"><text:s/></text:span><text:span text:style-name="T90_19">sd</text:span><text:span text:style-name="T90_20"><text:s/></text:span><text:span text:style-name="T90_21">card</text:span></text:p>
      <text:p text:style-name="P91"/>
      <text:p text:style-name="P92"><text:span text:style-name="T92_1">do</text:span><text:span text:style-name="T92_2"><text:s/></text:span><text:span text:style-name="T92_3">the</text:span><text:span text:style-name="T92_4"><text:s/></text:span><text:span text:style-name="T92_5">backup</text:span><text:span text:style-name="T92_6">,<text:s/></text:span><text:span text:style-name="T92_7">and</text:span><text:span text:style-name="T92_8"><text:s/></text:span><text:span text:style-name="T92_9">compress</text:span><text:span text:style-name="T92_10"><text:s/></text:span><text:span text:style-name="T92_11">it</text:span></text:p>
      <text:p text:style-name="P93"><text:span text:style-name="T93_1">#<text:s/></text:span><text:span text:style-name="T93_2">dd</text:span><text:span text:style-name="T93_3"><text:s/></text:span><text:span text:style-name="T93_4">if</text:span><text:span text:style-name="T93_5">=/</text:span><text:span text:style-name="T93_6">dev</text:span><text:span text:style-name="T93_7">/</text:span><text:span text:style-name="T93_8">sdb</text:span><text:span text:style-name="T93_9"><text:s/></text:span><text:span text:style-name="T93_10">conv</text:span><text:span text:style-name="T93_11">=</text:span><text:span text:style-name="T93_12">sync</text:span><text:span text:style-name="T93_13">,</text:span><text:span text:style-name="T93_14">noerror</text:span><text:span text:style-name="T93_15"><text:s/></text:span><text:span text:style-name="T93_16">bs</text:span><text:span text:style-name="T93_17">=64</text:span><text:span text:style-name="T93_18">K</text:span><text:span text:style-name="T93_19"><text:s/>|<text:s/></text:span><text:span text:style-name="T93_20">gzip</text:span><text:span text:style-name="T93_21"><text:s/>-</text:span><text:span text:style-name="T93_22">c</text:span><text:span text:style-name="T93_23"><text:s text:c="2"/>&gt;<text:s/></text:span><text:span text:style-name="T93_24">wheezy</text:span><text:span text:style-name="T93_25">-</text:span><text:span text:style-name="T93_26">jsPowerTempLog</text:span><text:span text:style-name="T93_27">-</text:span><text:span text:style-name="T93_28">xxxxxx</text:span><text:span text:style-name="T93_29">.</text:span><text:span text:style-name="T93_30">img</text:span><text:span text:style-name="T93_31">.</text:span><text:span text:style-name="T93_32">gz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1.005cm" fo:padding-right="0cm" fo:margin-right="1.34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